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46b31" style:font-size-asian="9pt" style:font-style-asian="normal" style:font-weight-asian="normal" style:font-name-complex="Ari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<text:span text:style-name="T25">လစာဝင်ငွေ စုစုပေါင်း</text:span>စာတိုင်တွင် လအလိုက် ရရှိသည့် လစာနှင့်</text:p>
            <text:p text:style-name="P69">အခြား ထုတ်ပေးငွေများ ပေါင်း၍ ဖြည့်သွင်းရန် ဖြစ်ပါသည်။</text:p>
            <text:p text:style-name="P66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37:14.700000000</dc:date>
    <meta:editing-duration>P1DT21H9M25S</meta:editing-duration>
    <meta:editing-cycles>1033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